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stem-ui" svg:font-family="system-ui, apple-system, 'Segoe UI', Roboto, 'Helvetica Neue', Arial, 'Noto Sans', 'Liberation Sans', sans-serif, 'Apple Color Emoji', 'Segoe UI Emoji', 'Segoe UI Symbol', 'Noto Color Emoji'"/>
  </office:font-face-decls>
  <office:automatic-styles>
    <style:style style:name="P1" style:family="paragraph" style:parent-style-name="Subtitle">
      <style:text-properties officeooo:rsid="00031213" officeooo:paragraph-rsid="00031213"/>
    </style:style>
    <style:style style:name="P2" style:family="paragraph" style:parent-style-name="Text_20_body">
      <style:text-properties officeooo:rsid="00031213" officeooo:paragraph-rsid="00031213"/>
    </style:style>
    <style:style style:name="P3" style:family="paragraph" style:parent-style-name="Title">
      <style:text-properties officeooo:rsid="00031213" officeooo:paragraph-rsid="00031213"/>
    </style:style>
    <style:style style:name="P4" style:family="paragraph" style:parent-style-name="Text_20_body">
      <style:text-properties officeooo:rsid="00037add" officeooo:paragraph-rsid="00037add"/>
    </style:style>
    <style:style style:name="P5" style:family="paragraph" style:parent-style-name="Text_20_body">
      <style:text-properties officeooo:rsid="000acea8" officeooo:paragraph-rsid="000acea8"/>
    </style:style>
    <style:style style:name="P6" style:family="paragraph" style:parent-style-name="Text_20_body">
      <style:text-properties officeooo:rsid="0008f3a8" officeooo:paragraph-rsid="0008f3a8"/>
    </style:style>
    <style:style style:name="P7" style:family="paragraph" style:parent-style-name="Text_20_body">
      <style:text-properties officeooo:rsid="0008f3a8" officeooo:paragraph-rsid="00071b99"/>
    </style:style>
    <style:style style:name="P8" style:family="paragraph" style:parent-style-name="Heading_20_6">
      <style:text-properties fo:font-variant="normal" fo:text-transform="none" fo:color="#000000" loext:opacity="100%" style:font-name="Liberation Serif" fo:font-size="12pt" fo:letter-spacing="normal" fo:font-style="normal" fo:font-weight="normal" officeooo:rsid="0005e2b6" officeooo:paragraph-rsid="0005e2b6" style:font-size-asian="12pt" style:font-size-complex="12pt"/>
    </style:style>
    <style:style style:name="P9" style:family="paragraph" style:parent-style-name="Heading_20_6">
      <style:paragraph-properties fo:margin-left="0cm" fo:margin-right="0cm" fo:margin-top="0cm" fo:margin-bottom="0.247cm" style:contextual-spacing="false" fo:line-height="120%" fo:orphans="2" fo:widows="2" fo:text-indent="0cm" style:auto-text-indent="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10" style:family="paragraph" style:parent-style-name="Heading_20_6">
      <style:text-properties fo:font-variant="normal" fo:text-transform="none" fo:color="#212529" loext:opacity="100%" style:font-name="Liberation Serif" fo:font-size="12pt" fo:letter-spacing="normal" fo:font-style="normal" fo:font-weight="normal" officeooo:rsid="0008f3a8" officeooo:paragraph-rsid="00071b99" style:font-size-asian="12pt" style:font-weight-asian="normal" style:font-size-complex="12pt" style:font-weight-complex="normal"/>
    </style:style>
    <style:style style:name="P11" style:family="paragraph" style:parent-style-name="Text_20_body">
      <style:paragraph-properties fo:margin-left="0cm" fo:margin-right="0cm" fo:orphans="2" fo:widows="2" fo:text-indent="0cm" style:auto-text-indent="false"/>
    </style:style>
    <style:style style:name="P12" style:family="paragraph" style:parent-style-name="Text_20_body">
      <style:text-properties officeooo:paragraph-rsid="000cdf40"/>
    </style:style>
    <style:style style:name="P13" style:family="paragraph" style:parent-style-name="Heading_20_1">
      <style:text-properties officeooo:rsid="00031213" officeooo:paragraph-rsid="00031213"/>
    </style:style>
    <style:style style:name="P14" style:family="paragraph" style:parent-style-name="Heading_20_1">
      <style:text-properties officeooo:rsid="00038507" officeooo:paragraph-rsid="00038507"/>
    </style:style>
    <style:style style:name="P15" style:family="paragraph" style:parent-style-name="Heading_20_1">
      <style:text-properties officeooo:rsid="0005e2b6" officeooo:paragraph-rsid="0005e2b6"/>
    </style:style>
    <style:style style:name="P16" style:family="paragraph" style:parent-style-name="Heading_20_1">
      <style:text-properties officeooo:rsid="000acea8" officeooo:paragraph-rsid="000acea8"/>
    </style:style>
    <style:style style:name="P17" style:family="paragraph" style:parent-style-name="Heading_20_1">
      <style:text-properties officeooo:rsid="000cdf40" officeooo:paragraph-rsid="000cdf40"/>
    </style:style>
    <style:style style:name="P18" style:family="paragraph" style:parent-style-name="Text_20_body" style:list-style-name="L1">
      <style:paragraph-properties fo:margin-top="0cm" fo:margin-bottom="0.247cm" style:contextual-spacing="false" fo:orphans="2" fo:widows="2"/>
      <style:text-properties fo:font-variant="normal" fo:text-transform="none" fo:color="#000000" loext:opacity="100%" style:font-name="system-ui" fo:font-size="9.60000038146973pt" fo:letter-spacing="normal" fo:font-style="normal" fo:font-weight="normal"/>
    </style:style>
    <style:style style:name="P19" style:family="paragraph" style:parent-style-name="Text_20_body" style:list-style-name="L2">
      <style:paragraph-properties fo:margin-top="0cm" fo:margin-bottom="0.247cm" style:contextual-spacing="false" fo:orphans="2" fo:widows="2"/>
      <style:text-properties fo:font-variant="normal" fo:text-transform="none" fo:color="#000000" loext:opacity="100%" style:font-name="system-ui" fo:font-size="9.60000038146973pt" fo:letter-spacing="normal" fo:font-style="normal" fo:font-weight="normal"/>
    </style:style>
    <style:style style:name="P20" style:family="paragraph" style:parent-style-name="Text_20_body" style:list-style-name="L3">
      <style:paragraph-properties fo:margin-top="0cm" fo:margin-bottom="0.247cm" style:contextual-spacing="false" fo:orphans="2" fo:widows="2"/>
      <style:text-properties fo:font-variant="normal" fo:text-transform="none" fo:color="#212529" loext:opacity="100%" style:font-name="system-ui" fo:font-size="9.60000038146973pt" fo:letter-spacing="normal" fo:font-style="normal" fo:font-weight="normal"/>
    </style:style>
    <style:style style:name="T1" style:family="text">
      <style:text-properties officeooo:rsid="0004c512"/>
    </style:style>
    <style:style style:name="T2" style:family="text">
      <style:text-properties fo:font-variant="normal" fo:text-transform="none" fo:color="#212529" loext:opacity="100%" style:font-name="system-ui" fo:font-size="9.60000038146973pt" fo:letter-spacing="normal" fo:font-style="normal" fo:font-weight="normal"/>
    </style:style>
    <style:style style:name="T3" style:family="text">
      <style:text-properties fo:font-variant="normal" fo:text-transform="none" fo:color="#212529" loext:opacity="100%" style:font-name="system-ui" fo:font-size="9.60000038146973pt" fo:letter-spacing="normal" fo:font-style="normal" fo:font-weight="normal" officeooo:rsid="000e7c19"/>
    </style:style>
    <style:style style:name="T4" style:family="text">
      <style:text-properties fo:font-variant="normal" fo:text-transform="none" fo:color="#000000" loext:opacity="100%" style:font-name="system-ui" fo:font-size="9.60000038146973pt" fo:letter-spacing="normal" fo:font-style="normal" fo:font-weight="normal"/>
    </style:style>
    <text:list-style style:name="L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Évaluation finale :</text:p>
      <text:p text:style-name="P1">Projet professionnel et personnel</text:p>
      <text:p text:style-name="P2"/>
      <text:h text:style-name="P13" text:outline-level="1"><text:span text:style-name="T1">Mes é</text:span>vènement<text:span text:style-name="T1">s</text:span> les plus significatifs :</text:h>
      <text:p text:style-name="P2"><text:span text:style-name="T2">Pour commencer, la découverte de l’informatique a complètement changé mes envies de parcours scolaire, au début je voulais devenir ingénieur en passant par l’UTBM, or depuis que j’ai créé mon premier jeu, mes envies de rentrer à l’IUT Informatique se sont confirmées.</text:span><text:line-break/><text:span text:style-name="T2">La découverte du parkour m'a aussi grandement aidé à me sentir mieux dans mon corps, cette discipline m'a aussi appris le respect, l’autonomie, le courage et la persévérance. De plus ce sport m'a permis de rentrer dans le monde des responsabilités, car devenir entraîneur n’est pas de tout repos!</text:span><text:line-break/><text:span text:style-name="T2">Pour finir, j’ai rencontré énormément de bonnes personnes, notamment mon meilleur ami, toutes ces personnes m’ont redonné goût à la vie et je ne serais pas celui que je suis maintenant si je ne les avais pas rencontrés.</text:span><text:line-break/><text:span text:style-name="T2">Je passerais outre Marine, mon ex car la seule chose qu'elle m'a appporté au fil de notre relation principalement durant les dernières semaines, c’était de la tristesse.</text:span> </text:p>
      <text:h text:style-name="P13" text:outline-level="1">Qu’est ce que je sais faire de mieux :</text:h>
      <text:p text:style-name="P4"><text:span text:style-name="T2">Ce que je sais faire de mieux tourne autour du sport, de l’informatique et du social! Dans un premier temps, depuis tout petit j’adore le sport, notamment depuis que j'ai appris l’existence du parkour et que j'ai décidé de le pratiquer, je m’adapte bien aux lieux, je comprends mieux la stabilité des modules, l'adhérence des murets, et la discrétion pour éviter de déranger le voisinage, cela m'a permis d'acquérir de nouvelles connaissances. En plus de cela, j’entraîne des débutants voir des intermédiaires à ma discipline. Donc en plus de le pratiquer, je sais l'enseigner aux autres!</text:span><text:line-break/><text:span text:style-name="T2">L’informatique, quelle belle invention, elle m’a permis de créer mes propres jeux, un vrai rêve d’enfant! Je connais bien ce milieu, la preuve en est, je donne des fois des cours à des camarades quand ils n’ont pas compris quelque chose, la notion d'enseignement et donc d'aider les autres revient une fois de plus.</text:span><text:line-break/><text:span text:style-name="T2">Et dans un dernier temps, je ne vais pas m’étaler dessus car il n’y a pas grand-chose à dire, mais je suis quelqu’un qui petit était très timide, et qui maintenant sais très bien me sociabilisé! Et j’adore cette qualité car elle me permet de faire connaissance sans aucune gène avec des personnes géniales!</text:span> </text:p>
      <text:h text:style-name="P14" text:outline-level="1">Mes principales qualités/défauts</text:h>
      <text:h text:style-name="P8" text:outline-level="6">Mes principales qualités sont:</text:h>
      <text:list xml:id="list466007461" text:style-name="L1">
        <text:list-item>
          <text:p text:style-name="P18">D’être très sociable.</text:p>
        </text:list-item>
        <text:list-item>
          <text:p text:style-name="P18">D’être pédagogue.</text:p>
        </text:list-item>
        <text:list-item>
          <text:p text:style-name="P18">D’avoir un bon niveau sportif, notamment en parkour.</text:p>
        </text:list-item>
        <text:list-item>
          <text:p text:style-name="P18">De ne jamais lâcher mes objectifs.</text:p>
        </text:list-item>
        <text:list-item>
          <text:p text:style-name="P18">D’être ambitieux.</text:p>
        </text:list-item>
        <text:list-item>
          <text:p text:style-name="P18">D’être courageux.</text:p>
        </text:list-item>
        <text:list-item>
          <text:p text:style-name="P18">D’être persévérant.</text:p>
        </text:list-item>
        <text:list-item>
          <text:p text:style-name="P18"><text:soft-page-break/>D'être altruiste.</text:p>
        </text:list-item>
        <text:list-item>
          <text:p text:style-name="P18">De toujours voir le bon côté des choses.</text:p>
        </text:list-item>
        <text:list-item>
          <text:p text:style-name="P18">D'être créatif.</text:p>
        </text:list-item>
      </text:list>
      <text:h text:style-name="P9" text:outline-level="6">Mes principaux défauts sont:</text:h>
      <text:list xml:id="list791155162" text:style-name="L2">
        <text:list-item>
          <text:p text:style-name="P19">D’être trop gentil, naïf.</text:p>
        </text:list-item>
        <text:list-item>
          <text:p text:style-name="P19">De faire très facilement de grosses erreurs dans ma vie.</text:p>
        </text:list-item>
        <text:list-item>
          <text:p text:style-name="P19">De ne pas me montrer sous mon vrai visage, je cache mes sentiments.</text:p>
        </text:list-item>
        <text:list-item>
          <text:p text:style-name="P19">De trop retenir mes émotions.</text:p>
        </text:list-item>
        <text:list-item>
          <text:p text:style-name="P19">D’être têtue.</text:p>
        </text:list-item>
        <text:list-item>
          <text:p text:style-name="P19">D'être impulsif.</text:p>
        </text:list-item>
        <text:list-item>
          <text:p text:style-name="P19">D'être hypocrite car j'ai peur de blesser les personnes concernées.</text:p>
        </text:list-item>
      </text:list>
      <text:p text:style-name="P11"><text:span text:style-name="T4">En revanche, ces listes sont non exhaustives car je peux toujours évoluer et essayer d'améliorer mes défauts comme j'ai vaincu ma timidité!</text:span> </text:p>
      <text:h text:style-name="P15" text:outline-level="1">Mes valeurs</text:h>
      <text:h text:style-name="P10" text:outline-level="6">Voici une petite liste des valeurs les plus importantes pour moi:</text:h>
      <text:list xml:id="list601047391" text:style-name="L3">
        <text:list-item>
          <text:p text:style-name="P20">La générosité</text:p>
        </text:list-item>
        <text:list-item>
          <text:p text:style-name="P20">L’empathie</text:p>
        </text:list-item>
        <text:list-item>
          <text:p text:style-name="P20">Ma sœur</text:p>
        </text:list-item>
        <text:list-item>
          <text:p text:style-name="P20">L’amitié</text:p>
        </text:list-item>
        <text:list-item>
          <text:p text:style-name="P20">La joie de vivre</text:p>
        </text:list-item>
        <text:list-item>
          <text:p text:style-name="P20">L’humour</text:p>
        </text:list-item>
        <text:list-item>
          <text:p text:style-name="P20">La sociabilité</text:p>
        </text:list-item>
        <text:list-item>
          <text:p text:style-name="P20">Le sport (combativité, courage)</text:p>
        </text:list-item>
        <text:list-item>
          <text:p text:style-name="P20">La tolérance</text:p>
        </text:list-item>
        <text:list-item>
          <text:p text:style-name="P20">La nature</text:p>
        </text:list-item>
        <text:list-item>
          <text:p text:style-name="P20">Le respect</text:p>
        </text:list-item>
        <text:list-item>
          <text:p text:style-name="P20">La curiosité</text:p>
        </text:list-item>
      </text:list>
      <text:p text:style-name="P7"/>
      <text:p text:style-name="P6"/>
      <text:h text:style-name="P16" text:outline-level="1"><text:soft-page-break/>Les principales caractéristiques du métier de mes rêves</text:h>
      <text:p text:style-name="P5"><text:span text:style-name="T2">En se qui concerne le métier de mes rêves, il faudrait évidemment que cela soit en liens avec l’informatique, c’est le domaine où je me sens le mieux. De plus, de part le fait que je sois très sociable, j’aimerais bien pouvoir être entouré de collègue ou même manager une équipe.</text:span><text:line-break/><text:span text:style-name="T2">J’aimerais avoir une certaine liberté créative et être assez souple niveau emploie du temps. Bien évidemment si mon travail pourrait me permettre de vivre une belle vie en d’autre termes, qui me rémunérerais assez je ne dirais pas non.</text:span><text:line-break/><text:span text:style-name="T2">Pour finir, à vrai dire la principale caractéristique du métier de mes rêves serait de travailler dans ce que j’aime afin de m’épanouir au mieux dans ma vie.</text:span> </text:p>
      <text:p text:style-name="P5"/>
      <text:h text:style-name="P17" text:outline-level="1">Annexe</text:h>
      <text:p text:style-name="P12"><text:span text:style-name="T2">Tout d'abord, j'ai présenté </text:span><text:span text:style-name="T3">c</text:span><text:span text:style-name="T2">e devoir sous forme de site web car j'adore vraiment l'informatique. De plus je préfère cent fois prendre plus de temps à créer un site web plutôt que de le faire sur feuille plus rapidement, en plus de cela je dessine très mal ^^.</text:span><text:line-break/><text:span text:style-name="T2">J'ai choisi un site avec comme thème les couleurs pastel, tout simplement car il s'agit des couleurs qui me représentent le mieux ainsi que mes couleurs préférées!</text:span><text:line-break/><text:span text:style-name="T2">En conclusion, j'ai décidé d'ajouter des photos de mes 2 pratiques sportives ainsi que de ma soeur car, pour moi, ce sont les 3 choses les plus importantes dans ma vie.</text:span> </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stem-ui" svg:font-family="system-ui, apple-system,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31T14:59:49.052000000</meta:creation-date>
    <dc:date>2021-11-02T21:04:44.859000000</dc:date>
    <meta:editing-duration>PT53M5S</meta:editing-duration>
    <meta:editing-cycles>7</meta:editing-cycles>
    <meta:generator>LibreOffice/7.2.0.4$Windows_X86_64 LibreOffice_project/9a9c6381e3f7a62afc1329bd359cc48accb6435b</meta:generator>
    <meta:document-statistic meta:table-count="0" meta:image-count="0" meta:object-count="0" meta:page-count="3" meta:paragraph-count="45" meta:word-count="798" meta:character-count="4632" meta:non-whitespace-character-count="3903"/>
  </office:meta>
</office:document-meta>
</file>